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94C00000BB8292E8D97A5283E30.tif" manifest:media-type="image/tiff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15cm" svg:height="25.399cm" svg:x="0.427cm" svg:y="1.76cm">
          <draw:image xlink:href="Pictures/100000010000094C00000BB8292E8D97A5283E30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6T13:59:49.577000000</meta:creation-date>
    <dc:date>2023-09-06T14:43:02.728000000</dc:date>
    <meta:editing-duration>PT43M13S</meta:editing-duration>
    <meta:editing-cycles>2</meta:editing-cycles>
    <meta:generator>LibreOffice/7.5.5.2$Windows_X86_64 LibreOffice_project/ca8fe7424262805f223b9a2334bc7181abbcbf5e</meta:generator>
    <meta:print-date>2023-09-06T14:35:04.101000000</meta:print-date>
    <meta:document-statistic meta:object-count="1"/>
  </office:meta>
</office:document-meta>
</file>